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Graphics2D.translate( double tx , double 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drawArc( int x , int y , int width , int height , int startAngle , int arcAng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2D.getStr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drawImage( Image img , AffineTransform xform , ImageObserver ob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Graphics2D.drawRoundRect( int x , int y , int width , int height , int arcWidth , int arc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2D.addRenderingHints( Map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drawImage( BufferedImage img , BufferedImageOp op ,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2D.drawOval( int x , int y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2D.setColor( Colo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rotate( double theta , double x , double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drawImage( Image img , int dx1 , int dy1 , int dx2 , int dy2 , int sx1 , int sy1 , int sx2 , int sy2 , Image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Graphics2D.AbstractGraphics2D( boolean textAsSha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setRenderingHints( Map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fillRect( int x , int y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2D.clearRect( int x , int y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Graphics2D.fillArc( int x , int y , int width , int height , int startAngle , int arcAng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2D.drawImage( Image img , int x , int y , Color bgcolor , Image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2D.fillOval( int x , int y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2D.AbstractGraphics2D( AbstractGraphics2D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Graphics2D.setPain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rotate( double th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getCompos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setTransform( AffineTransform 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get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setPaint( Paint pa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getRendering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scale( double sx , double s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drawGlyphVector( GlyphVector g ,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2D.getCl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transform( AffineTransform 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getRenderingHint( RenderingHints . Key hint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drawPolyline( int [ ] xPoints , int [ ] yPoints , int nPo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Graphics2D.setStroke( Stroke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getGraphic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setRenderingHint( RenderingHints . Key hintKey , Object hin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drawString( AttributedCharacterIterator iterator ,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hit( Rectangle rect , Shape s , boolean onStrok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Graphics2D.drawImage( Image img , int x , int y , int width , int height , Color bgcolor , Image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Graphics2D.setFont( Font f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setBackground( Color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fillPolygon( int [ ] xPoints , int [ ] yPoints , int n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2D.drawImage( Image img , int dx1 , int dy1 , int dx2 , int dy2 , int sx1 , int sy1 , int sx2 , int sy2 , Color bgcolor , Image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Graphics2D.shear( double shx , double sh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get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getFontRend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drawString( AttributedCharacterIterator iterator , float x , float 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Graphics2D.drawRect( int x , int y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2D.fillRoundRect( int x , int y , int width , int height , int arcWidth , int arc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2D.get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translate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clipRect( int x , int y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drawPolygon( int [ ] xPoints , int [ ] yPoints , int n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2D.drawString( String str ,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setComposite( Composite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setClip( Shape cl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drawLine( int x1 , int y1 , int x2 , int 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aphics2D.setClip( int x , int y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getP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getClip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2D.clip( Shape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